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3" style:family="paragraph" style:parent-style-name="Standard">
      <style:paragraph-properties fo:margin-left="-1.25in" fo:margin-right="0.9583in" fo:margin-top="0in" fo:margin-bottom="0in" loext:contextual-spacing="false" fo:line-height="100%" fo:text-align="end" style:justify-single-word="false" fo:text-indent="0in" style:auto-text-indent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5" style:family="paragraph" style:parent-style-name="Standard">
      <style:paragraph-properties fo:margin-top="0in" fo:margin-bottom="0in" loext:contextual-spacing="false" fo:line-height="150%"/>
      <style:text-properties fo:font-size="12pt" style:font-size-asian="12pt" style:font-size-complex="12pt"/>
    </style:style>
    <style:style style:name="P6" style:family="paragraph" style:parent-style-name="Standard" style:master-page-name="Standard">
      <style:paragraph-properties fo:margin-top="0in" fo:margin-bottom="0in" loext:contextual-spacing="false" fo:line-height="150%" style:page-number="1"/>
      <style:text-properties fo:font-size="12pt" style:font-size-asian="12pt" style:font-size-complex="12pt"/>
    </style:style>
    <style:style style:name="P7" style:family="paragraph" style:parent-style-name="Standard">
      <style:paragraph-properties fo:margin-left="-1.25in" fo:margin-right="0.9583in" fo:margin-top="0in" fo:margin-bottom="0in" loext:contextual-spacing="false" fo:line-height="100%" fo:text-align="end" style:justify-single-word="false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0e8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<text:tab/>I believe I deserve an ‘A’ in this class. I have completed every assignment given to me promptly. I have fully translated the Bag program into Rust including the extra credit iterator portion. In fact, my implementation goes a step beyond the specifications in a few areas. With this I demonstrate my understanding in Rust in at least the scope that we have covered in cla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5in" fo:margin-left="-0.0813in" fo:margin-top="0in" fo:margin-bottom="0in" table:align="left" style:shadow="none"/>
    </style:style>
    <style:style style:name="Table1.A" style:family="table-column">
      <style:table-column-properties style:column-width="4.6451in"/>
    </style:style>
    <style:style style:name="Table1.B" style:family="table-column">
      <style:table-column-properties style:column-width="2.8549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" fo:padding="0.0694in" fo:border-left="0.05pt solid #ffffff" fo:border-right="none" fo:border-top="0.05pt solid #ffffff" fo:border-bottom="0.05pt solid #ffffff"/>
    </style:style>
    <style:style style:name="Table1.B1" style:family="table-cell">
      <style:table-cell-properties style:vertical-align="" fo:padding="0.0694in" fo:border="0.05pt solid #ffffff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" fo:padding="0.0694in" fo:border-left="0.05pt solid #ffffff" fo:border-right="none" fo:border-top="none" fo:border-bottom="0.05pt solid #ffffff"/>
    </style:style>
    <style:style style:name="Table1.B2" style:family="table-cell">
      <style:table-cell-properties style:vertical-align="" fo:padding="0.0694in" fo:border-left="0.05pt solid #ffffff" fo:border-right="0.05pt solid #ffffff" fo:border-top="none" fo:border-bottom="0.05pt solid #ffffff"/>
    </style:style>
    <style:style style:name="Table1.3" style:family="table-row">
      <style:table-row-properties fo:keep-together="auto"/>
    </style:style>
    <style:style style:name="MP1" style:family="paragraph" style:parent-style-name="Standard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MP2" style:family="paragraph" style:parent-style-name="Standard">
      <style:paragraph-properties fo:margin-left="-1.25in" fo:margin-right="0.9583in" fo:margin-top="0in" fo:margin-bottom="0in" loext:contextual-spacing="false" fo:line-height="100%" fo:text-align="end" style:justify-single-word="false" fo:text-indent="0in" style:auto-text-indent="false"/>
      <style:text-properties fo:font-size="12pt" style:font-size-asian="12pt" style:font-size-complex="12pt"/>
    </style:style>
    <style:style style:name="MP3" style:family="paragraph" style:parent-style-name="Standard">
      <style:paragraph-properties fo:margin-left="-1.25in" fo:margin-right="0.9583in" fo:margin-top="0in" fo:margin-bottom="0in" loext:contextual-spacing="false" fo:line-height="100%" fo:text-align="end" style:justify-single-word="false" fo:text-indent="0in" style:auto-text-indent="false"/>
    </style:style>
    <style:style style:name="MP4" style:family="paragraph" style:parent-style-name="Standard">
      <style:paragraph-properties fo:margin-top="0in" fo:margin-bottom="0in" loext:contextual-spacing="false"/>
    </style:style>
    <style:style style:name="MT1" style:family="text">
      <style:text-properties officeooo:rsid="000e8abe"/>
    </style:style>
    <style:style style:name="MT2" style:family="text"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CS 4392 Special Topics in CS</text:p>
            </table:table-cell>
            <table:table-cell table:style-name="Table1.B1" office:value-type="string">
              <text:p text:style-name="MP2">Nathan Bradley</text:p>
            </table:table-cell>
          </table:table-row>
          <table:table-row table:style-name="Table1.2">
            <table:table-cell table:style-name="Table1.A2" office:value-type="string">
              <text:p text:style-name="MP1">The Rust Programming Language</text:p>
            </table:table-cell>
            <table:table-cell table:style-name="Table1.B2" office:value-type="string">
              <text:p text:style-name="MP2"><text:span text:style-name="MT1">6</text:span>.May.2018</text:p>
            </table:table-cell>
          </table:table-row>
          <table:table-row table:style-name="Table1.3">
            <table:table-cell table:style-name="Table1.A2" office:value-type="string">
              <text:p text:style-name="MP1">Haiduk</text:p>
            </table:table-cell>
            <table:table-cell table:style-name="Table1.B2" office:value-type="string">
              <text:p text:style-name="MP3"><text:span text:style-name="MT2">Page </text:span><text:span text:style-name="MT2"><text:page-number text:select-page="current">1</text:page-number></text:span><text:span text:style-name="MT2"> of </text:span><text:span text:style-name="MT2"><text:page-count>1</text:page-count></text:span></text:p>
            </table:table-cell>
          </table:table-row>
        </table:table>
        <text:p text:style-name="MP1"/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06T12:07:46.915328381</dc:date>
    <meta:editing-duration>PT57S</meta:editing-duration>
    <meta:editing-cycles>1</meta:editing-cycles>
    <meta:document-statistic meta:table-count="1" meta:image-count="0" meta:object-count="0" meta:page-count="1" meta:paragraph-count="7" meta:word-count="84" meta:character-count="474" meta:non-whitespace-character-count="396"/>
  </office:meta>
</office:document-meta>
</file>